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641cm" fo:margin-left="0.064cm" table:align="left" style:writing-mode="lr-tb"/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2.805cm"/>
    </style:style>
    <style:style style:name="Tableau1.C" style:family="table-column">
      <style:table-column-properties style:column-width="2.778cm"/>
    </style:style>
    <style:style style:name="Tableau1.F" style:family="table-column">
      <style:table-column-properties style:column-width="2.803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F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1.138cm" style:keep-together="true" fo:keep-together="auto"/>
    </style:style>
    <style:style style:name="Tableau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F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746cm"/>
    </style:style>
    <style:style style:name="Tableau2.C" style:family="table-column">
      <style:table-column-properties style:column-width="1.931cm"/>
    </style:style>
    <style:style style:name="Tableau2.D" style:family="table-column">
      <style:table-column-properties style:column-width="6.32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5" style:family="table-row">
      <style:table-row-properties style:min-row-height="0.884cm" style:keep-together="true" fo:keep-together="auto"/>
    </style:style>
    <style:style style:name="Tableau3" style:family="table">
      <style:table-properties style:width="16.164cm" fo:margin-left="0.037cm" table:align="left" style:writing-mode="lr-tb"/>
    </style:style>
    <style:style style:name="Tableau3.A" style:family="table-column">
      <style:table-column-properties style:column-width="6.165cm"/>
    </style:style>
    <style:style style:name="Tableau3.B" style:family="table-column">
      <style:table-column-properties style:column-width="1.931cm"/>
    </style:style>
    <style:style style:name="Tableau3.C" style:family="table-column">
      <style:table-column-properties style:column-width="1.905cm"/>
    </style:style>
    <style:style style:name="Tableau3.D" style:family="table-column">
      <style:table-column-properties style:column-width="6.16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.2" style:family="table-row">
      <style:table-row-properties style:min-row-height="1.476cm" style:keep-together="true" fo:keep-together="auto"/>
    </style:style>
    <style:style style:name="Tableau3.8" style:family="table-row">
      <style:table-row-properties style:min-row-height="0.806cm" style:keep-together="true" fo:keep-together="auto"/>
    </style:style>
    <style:style style:name="Tableau3.10" style:family="table-row">
      <style:table-row-properties style:min-row-height="0.889cm" style:keep-together="true" fo:keep-together="auto"/>
    </style:style>
    <style:style style:name="Tableau3.11" style:family="table-row">
      <style:table-row-properties style:min-row-height="0.873cm" style:keep-together="true" fo:keep-together="auto"/>
    </style:style>
    <style:style style:name="Tableau3.12" style:family="table-row">
      <style:table-row-properties style:min-row-height="0.926cm" style:keep-together="true" fo:keep-together="auto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language="fr" fo:country="BE" style:font-size-asian="11pt" style:font-size-complex="11pt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text-transform="uppercase" fo:language="fr" fo:country="BE" fo:font-weight="bold" style:font-weight-asian="bold"/>
    </style:style>
    <style:style style:name="T8" style:family="text">
      <style:text-properties fo:text-transform="uppercase" fo:font-size="11pt" fo:language="fr" fo:country="BE" style:font-size-asian="11pt" style:font-size-complex="11pt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text-position="sub 58%" style:font-name="Arial" fo:font-size="10pt" style:font-size-asian="10pt" style:font-name-complex="Arial" style:font-size-complex="10pt"/>
    </style:style>
    <style:style style:name="T11" style:family="text">
      <style:text-properties style:text-position="sub 58%" fo:language="fr" fo:country="BE"/>
    </style:style>
    <style:style style:name="T12" style:family="text">
      <style:text-properties fo:font-size="12pt" fo:language="fr" fo:country="BE" style:font-size-asian="12pt" style:font-size-complex="12pt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8">do text</text:span></text:p><text:p text:style-name="P3"><text:span text:style-name="T18">from document(at=header, format='odt')</text:span></text:p></office:annotation>Import depuis header.odt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96cm" svg:y="0.051cm" svg:width="9.04cm" svg:height="3.097cm" draw:z-index="1"><draw:text-box><text:p text:style-name="Frame_20_contents"><office:annotation><dc:creator>Gauthier Bastien</dc:creator><dc:date>2011-02-16T14:49:10</dc:date><text:p text:style-name="P2"><text:span text:style-name="T17">do text if not len(self.getApplicants()) &gt; 1</text:span></text:p><text:p text:style-name="P2"><text:span text:style-name="T17">from xhtml(applicantobj.getSignaletic(withaddress=True,linebyline=True))</text:span></text:p></office:annotation><text:span text:style-name="T1">Titre Nom Prénom<text:line-break/>Adresse ligne1<text:line-break/>Adresse ligne2</text:span></text:p><text:p text:style-name="Frame_20_contents"><text:span text:style-name="T1"><office:annotation><dc:creator>Gauthier Bastien</dc:creator><dc:date>2011-02-17T09:18:17</dc:date><text:p text:style-name="P2"><text:span text:style-name="T17">do text if </text:span><text:span text:style-name="T16">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1"><text:span text:style-name="T1"><office:annotation><dc:creator>Gauthier Bastien</dc:creator><dc:date>2011-02-17T09:18:17</dc:date><text:p text:style-name="P2"><text:span text:style-name="T17">do text if </text:span><text:span text:style-name="T16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ort final PEB</text:p>
      <text:p text:style-name="UrbanBody"/>
      <text:p text:style-name="UrbanBody"><text:span text:style-name="T2"><office:annotation><dc:creator>sde </dc:creator><dc:date>2011-07-27T10:02:17</dc:date><text:p text:style-name="P2"><text:span text:style-name="T15">do title</text:span></text:p><text:p text:style-name="P2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14">do title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13">do title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UrbanBody"><text:span text:style-name="T5">Vérification du nombre d’unité PEB et des </text:span><text:span text:style-name="T5">exigences à respecter.</text:span></text:p>
      <text:p text:style-name="UrbanBody"><text:span text:style-name="T5">Version papier</text:span><text:span text:style-name="T5"> <text:tab/>Vérification et acceptation le ……………… 20…</text:span></text:p>
      <text:p text:style-name="UrbanBody"><text:span text:style-name="T5">Base de données PEB</text:span><text:span text:style-name="T5"><text:tab/>Vérification et acceptation le ……………… 20…</text:span></text:p>
      <text:p text:style-name="UrbanBody"/>
      <text:p text:style-name="UrbanBody"><text:span text:style-name="T12">Remarque :.....................................................................................................................................</text:span><text:span text:style-name="T4"><text:tab/></text:span></text:p>
      <text:p text:style-name="UrbanBody"><text:tab/></text:p>
      <text:p text:style-name="UrbanBody"/>
      <text:p text:style-name="UrbanBody"/>
      <text:p text:style-name="UrbanTitle3"><text:span text:style-name="T7">Déclaration initiale</text:span><text:span text:style-name="T8"> </text:span><text:span text:style-name="T12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F"/>
        <table:table-row table:style-name="Tableau1.1">
          <table:table-cell table:style-name="Tableau1.A1" office:value-type="string">
            <text:p text:style-name="UrbanTable"><text:span text:style-name="T9">U</text:span><text:span text:style-name="T10">max</text:span><text:span text:style-name="T9">-R</text:span><text:span text:style-name="T10">min</text:span></text:p>
          </table:table-cell>
          <table:table-cell table:style-name="Tableau1.A1" office:value-type="string">
            <text:p text:style-name="UrbanTable">Niv K</text:p>
          </table:table-cell>
          <table:table-cell table:style-name="Tableau1.A1" office:value-type="string">
            <text:p text:style-name="UrbanTable">Niv Ew</text:p>
          </table:table-cell>
          <table:table-cell table:style-name="Tableau1.A1" office:value-type="string">
            <text:p text:style-name="UrbanTable"><text:span text:style-name="T9">E</text:span><text:span text:style-name="T10">spec</text:span></text:p>
          </table:table-cell>
          <table:table-cell table:style-name="Tableau1.A1" office:value-type="string">
            <text:p text:style-name="UrbanTable">Ventil.</text:p>
          </table:table-cell>
          <table:table-cell table:style-name="Tableau1.F1" office:value-type="string">
            <text:p text:style-name="UrbanTable">Surch.</text:p>
          </table:table-cell>
        </table:table-row>
        <table:table-row table:style-name="Tableau1.2"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F2" office:value-type="string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><text:soft-page-break/></text:p>
      <text:p text:style-name="UrbanBody"/>
      <text:p text:style-name="UrbanBody"><text:span text:style-name="T5">Valeur non justifiée : </text:span><text:span text:style-name="T5">.............................................................................................................................</text:span>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UrbanBody"><text:span text:style-name="T5">Base de données PEB<text:tab/></text:span><text:span text:style-name="T5">Vérification et acceptation le ……………… 20…</text:span></text:p>
      <text:p text:style-name="UrbanBody"/>
      <text:p text:style-name="UrbanBody"/>
      <text:p text:style-name="UrbanTitle3"><text:span text:style-name="T7">Déclaration finale</text:span><text:span text:style-name="T8"> </text:span><text:span text:style-name="T12">(6 mois après la réception)</text:span></text:p>
      <text:p text:style-name="UrbanBody"/>
      <text:p text:style-name="UrbanBody"><text:span text:style-name="T5">Version papier</text:span><text:span text:style-name="T5"> <text:tab/>Vérification et acceptation le ……………… 20…</text:span></text:p>
      <text:p text:style-name="UrbanBody"><text:span text:style-name="T5">Base de données PEB</text:span><text:span text:style-name="T5"><text:tab/>Vérification et acceptation le ……………… 20…</text:span>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><text:span text:style-name="T5">Le projet ne semble pas respecter les exigences PEB</text:span><text:span text:style-name="T5">. <text:s/>Les <text:s/>points suivants seront à corriger :</text:span>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UrbanBody"><text:span text:style-name="T6">S</text:span><text:span text:style-name="T6">ur les vues en plan et en coupe :</text:span>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1">
          <table:table-cell table:style-name="Tableau2.A1" office:value-type="string">
            <text:p text:style-name="UrbanTable">Système de ventilation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 la dalle de sol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s parois verticales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5">
          <table:table-cell table:style-name="Tableau2.A1" office:value-type="string">
            <text:p text:style-name="UrbanTable"><text:span text:style-name="T5">Isolation des combles ou</text:span><text:span text:style-name="T5"> de la toiture</text:span>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Résolution des ponts thermiques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6">D</text:span><text:span text:style-name="T6">ans les formulaires :</text:span>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>Semble correct</text:p>
          </table:table-cell>
          <table:table-cell table:style-name="Tableau3.A1" office:value-type="string">
            <text:p text:style-name="UrbanTable">Semble incorrect</text:p>
          </table:table-cell>
          <table:table-cell table:style-name="Tableau3.D1" office:value-type="string">
            <text:p text:style-name="UrbanTable">Problème(s) et/ou erreur(s) détecté(s)</text:p>
          </table:table-cell>
        </table:table-row>
        <table:table-row table:style-name="Tableau3.2">
          <table:table-cell table:style-name="Tableau3.A1" office:value-type="string">
            <text:p text:style-name="UrbanTable"><text:span text:style-name="T5">Respect des valeurs U</text:span><text:span text:style-name="T11">max</text:span><text:span text:style-name="T5"> et R</text:span><text:span text:style-name="T11">min </text:span><text:span text:style-name="T5">admissibles des différentes parois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ponts thermiques, le cas échéa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<text:span text:style-name="T5">Niveau d’isolation thermique globale du bâtiment</text:span><text:span text:style-name="T5"> (niveau K)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débits de ventilation et du taux de ventilation du bâtime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8">
          <table:table-cell table:style-name="Tableau3.A1" office:value-type="string">
            <text:p text:style-name="UrbanTable">Débit de fuite à 50 Pa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de chauffage et de production d’EC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0">
          <table:table-cell table:style-name="Tableau3.A1" office:value-type="string">
            <text:p text:style-name="UrbanTable"><text:span text:style-name="T5">Calcul </text:span><text:span text:style-name="T5">du niveau E</text:span><text:span text:style-name="T11">w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1">
          <table:table-cell table:style-name="Tableau3.A1" office:value-type="string">
            <text:p text:style-name="UrbanTable"><text:span text:style-name="T5">Calcul </text:span><text:span text:style-name="T5">de la conso E</text:span><text:span text:style-name="T11">spéc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2">
          <table:table-cell table:style-name="Tableau3.A1" office:value-type="string">
            <text:p text:style-name="UrbanTable"><text:span text:style-name="T5">Indicateur</text:span><text:span text:style-name="T5"> de surchauffe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3z0" style:family="text">
      <style:text-properties style:font-name="Verdana" style:font-name-asian="Times New Roman1" style:font-name-complex="Times New Roman1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5:03:21</dc:date>
    <dc:creator>sde </dc:creator>
    <meta:editing-duration>PT7H50M45S</meta:editing-duration>
    <meta:editing-cycles>46</meta:editing-cycles>
    <meta:generator>LibreOffice/3.3$Unix LibreOffice_project/330m19$Build-202</meta:generator>
    <meta:document-statistic meta:table-count="3" meta:image-count="0" meta:object-count="0" meta:page-count="3" meta:paragraph-count="83" meta:word-count="419" meta:character-count="3577"/>
  </office:meta>
</office:document-meta>
</file>